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1cm" svg:y="2.905cm">
          <text:p text:style-name="P1"><text:span text:style-name="T1">f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9.89cm" svg:y="2.905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2.54cm" svg:x="5.445cm" svg:y="2.905cm">
          <text:p text:style-name="P1"><text:span text:style-name="T1">e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4.335cm" svg:y="2.905cm">
          <text:p text:style-name="P1"><text:span text:style-name="T1">f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2.54cm" svg:x="1cm" svg:y="12.43cm">
          <text:p text:style-name="P1"><text:span text:style-name="T1">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2.54cm" svg:x="5.445cm" svg:y="12.43cm">
          <text:p text:style-name="P1"><text:span text:style-name="T1">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1cm" svg:height="2.54cm" svg:x="1cm" svg:y="7.35cm">
          <text:p text:style-name="P1"><text:span text:style-name="T1">f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54cm" svg:x="9.89cm" svg:y="7.35cm">
          <text:p text:style-name="P1"><text:span text:style-name="T1">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1cm" svg:height="2.54cm" svg:x="5.445cm" svg:y="7.35cm">
          <text:p text:style-name="P1"><text:span text:style-name="T1">f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54cm" svg:x="14.335cm" svg:y="7.35cm">
          <text:p text:style-name="P1"><text:span text:style-name="T1">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2.54cm" svg:x="9.89cm" svg:y="12.43cm">
          <text:p text:style-name="P1"><text:span text:style-name="T1">f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2.54cm" svg:x="14.335cm" svg:y="12.43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.905cm" svg:y1="5.445cm" svg:x2="11.795cm" svg:y2="7.35cm">
          <text:p text:style-name="P5"/>
        </draw:line>
        <draw:line draw:style-name="gr4" draw:text-style-name="P4" draw:layer="layout" svg:x1="11.795cm" svg:y1="5.445cm" svg:x2="2.905cm" svg:y2="7.35cm">
          <text:p text:style-name="P5"/>
        </draw:line>
        <draw:line draw:style-name="gr4" draw:text-style-name="P4" draw:layer="layout" svg:x1="7.35cm" svg:y1="5.445cm" svg:x2="16.24cm" svg:y2="7.35cm">
          <text:p text:style-name="P5"/>
        </draw:line>
        <draw:line draw:style-name="gr4" draw:text-style-name="P4" draw:layer="layout" svg:x1="16.24cm" svg:y1="5.445cm" svg:x2="7.35cm" svg:y2="7.35cm">
          <text:p text:style-name="P5"/>
        </draw:line>
        <draw:line draw:style-name="gr4" draw:text-style-name="P4" draw:layer="layout" svg:x1="11.795cm" svg:y1="9.89cm" svg:x2="7.35cm" svg:y2="12.43cm">
          <text:p text:style-name="P5"/>
        </draw:line>
        <draw:line draw:style-name="gr4" draw:text-style-name="P4" draw:layer="layout" svg:x1="16.24cm" svg:y1="9.89cm" svg:x2="2.905cm" svg:y2="12.43cm">
          <text:p text:style-name="P5"/>
        </draw:line>
        <draw:frame draw:style-name="gr5" draw:text-style-name="P6" draw:layer="layout" svg:width="4.176cm" svg:height="1.195cm" svg:x="14.853cm" svg:y="5.745cm">
          <draw:text-box>
            <text:p text:style-name="P5"><text:span text:style-name="T1">C fread()</text:span></text:p>
          </draw:text-box>
        </draw:frame>
        <draw:frame draw:style-name="gr5" draw:text-style-name="P6" draw:layer="layout" svg:width="3.175cm" svg:height="1.195cm" svg:x="7.985cm" svg:y="1.635cm">
          <draw:text-box>
            <text:p text:style-name="P5"><text:span text:style-name="T1">od -t x</text:span></text:p>
          </draw:text-box>
        </draw:frame>
        <draw:line draw:style-name="gr4" draw:text-style-name="P4" draw:layer="layout" svg:x1="7.35cm" svg:y1="9.89cm" svg:x2="11.795cm" svg:y2="12.43cm">
          <text:p text:style-name="P5"/>
        </draw:line>
        <draw:line draw:style-name="gr4" draw:text-style-name="P4" draw:layer="layout" svg:x1="2.905cm" svg:y1="9.89cm" svg:x2="16.24cm" svg:y2="12.43cm">
          <text:p text:style-name="P5"/>
        </draw:line>
        <draw:frame draw:style-name="gr6" draw:text-style-name="P7" draw:layer="layout" svg:width="3.139cm" svg:height="1.195cm" svg:x="14.97cm" svg:y="10.6cm">
          <draw:text-box>
            <text:p text:style-name="P5"><text:span text:style-name="T1">ntohl()</text:span></text:p>
          </draw:text-box>
        </draw:frame>
        <draw:frame draw:style-name="gr6" draw:text-style-name="P7" draw:layer="layout" svg:width="1.256cm" svg:height="1.195cm" svg:x="15.605cm" svg:y="15.045cm">
          <draw:text-box>
            <text:p text:style-name="P5"><text:span text:style-name="T1">-2</text:span></text:p>
          </draw:text-box>
        </draw:frame>
        <draw:frame draw:style-name="gr6" draw:text-style-name="P7" draw:layer="layout" svg:width="1.256cm" svg:height="1.195cm" svg:x="10.848cm" svg:y="15.045cm">
          <draw:text-box>
            <text:p text:style-name="P5"><text:span text:style-name="T1">-7</text:span></text:p>
          </draw:text-box>
        </draw:frame>
        <draw:frame draw:style-name="gr6" draw:text-style-name="P7" draw:layer="layout" svg:width="1.725cm" svg:height="1.195cm" svg:x="6.776cm" svg:y="15.045cm">
          <draw:text-box>
            <text:p text:style-name="P5"><text:span text:style-name="T1">-12</text:span></text:p>
          </draw:text-box>
        </draw:frame>
        <draw:frame draw:style-name="gr6" draw:text-style-name="P7" draw:layer="layout" svg:width="1.725cm" svg:height="1.195cm" svg:x="2.331cm" svg:y="15.045cm">
          <draw:text-box>
            <text:p text:style-name="P5"><text:span text:style-name="T1">-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6-01T09:12:22</meta:creation-date>
    <dc:date>2010-06-01T11:26:13</dc:date>
    <meta:editing-cycles>7</meta:editing-cycles>
    <meta:editing-duration>PT1H7M4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